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yle4">
      <style:paragraph-properties fo:margin-left="0cm" fo:margin-right="2.54cm" fo:text-align="start" style:justify-single-word="false" fo:orphans="2" fo:widows="2" fo:text-indent="0cm" style:auto-text-indent="false"/>
      <style:text-properties fo:font-size="10pt" style:font-size-asian="10pt" style:font-size-complex="10pt"/>
    </style:style>
    <style:style style:name="P2" style:family="paragraph" style:parent-style-name="Style1">
      <style:paragraph-properties fo:line-height="0.423cm" fo:text-align="start" style:justify-single-word="false" fo:orphans="2" fo:widows="2"/>
      <style:text-properties fo:font-size="10pt" style:font-size-asian="10pt" style:font-size-complex="10pt"/>
    </style:style>
    <style:style style:name="P3" style:family="paragraph" style:parent-style-name="Style1">
      <style:paragraph-properties fo:line-height="0.423cm" fo:orphans="2" fo:widows="2"/>
      <style:text-properties fo:font-size="10pt" style:font-size-asian="10pt" style:font-size-complex="10pt"/>
    </style:style>
    <style:style style:name="P4" style:family="paragraph" style:parent-style-name="Style1">
      <style:paragraph-properties fo:margin-top="0.085cm" fo:margin-bottom="0cm" loext:contextual-spacing="false" fo:text-align="start" style:justify-single-word="false" fo:orphans="2" fo:widows="2"/>
    </style:style>
    <style:style style:name="P5" style:family="paragraph" style:parent-style-name="Style4">
      <style:paragraph-properties fo:orphans="2" fo:widows="2"/>
      <style:text-properties fo:font-size="10pt" style:font-size-asian="10pt" style:font-size-complex="10pt"/>
    </style:style>
    <style:style style:name="P6" style:family="paragraph" style:parent-style-name="Style4">
      <style:paragraph-properties fo:text-align="start" style:justify-single-word="false" fo:orphans="2" fo:widows="2"/>
      <style:text-properties fo:font-size="10pt" style:font-size-asian="10pt" style:font-size-complex="10pt"/>
    </style:style>
    <style:style style:name="P7" style:family="paragraph" style:parent-style-name="Style4">
      <style:paragraph-properties fo:orphans="2" fo:widows="2"/>
    </style:style>
    <style:style style:name="P8" style:family="paragraph" style:parent-style-name="Style4">
      <style:paragraph-properties fo:line-height="0.415cm" fo:orphans="2" fo:widows="2"/>
    </style:style>
    <style:style style:name="P9" style:family="paragraph" style:parent-style-name="Style4">
      <style:paragraph-properties fo:line-height="0.847cm" fo:orphans="2" fo:widows="2"/>
    </style:style>
    <style:style style:name="P10" style:family="paragraph" style:parent-style-name="Style1">
      <style:paragraph-properties fo:margin-top="0.009cm" fo:margin-bottom="0cm" loext:contextual-spacing="false" fo:text-align="start" style:justify-single-word="false" fo:orphans="2" fo:widows="2"/>
    </style:style>
    <style:style style:name="P11" style:family="paragraph" style:parent-style-name="Style1">
      <style:paragraph-properties fo:margin-top="0.009cm" fo:margin-bottom="0cm" loext:contextual-spacing="false" fo:line-height="0.415cm" fo:text-align="start" style:justify-single-word="false" fo:orphans="2" fo:widows="2"/>
    </style:style>
    <style:style style:name="P12" style:family="paragraph" style:parent-style-name="Style4">
      <style:paragraph-properties fo:margin-top="0.009cm" fo:margin-bottom="0cm" loext:contextual-spacing="false" fo:line-height="0.415cm" fo:orphans="2" fo:widows="2"/>
    </style:style>
    <style:style style:name="P13" style:family="paragraph" style:parent-style-name="Style4">
      <style:paragraph-properties fo:margin-top="0.009cm" fo:margin-bottom="0cm" loext:contextual-spacing="false" fo:orphans="2" fo:widows="2"/>
    </style:style>
    <style:style style:name="P14" style:family="paragraph" style:parent-style-name="Style4">
      <style:paragraph-properties fo:margin-top="0.009cm" fo:margin-bottom="0cm" loext:contextual-spacing="false" fo:line-height="100%" fo:text-align="start" style:justify-single-word="false" fo:orphans="2" fo:widows="2"/>
    </style:style>
    <style:style style:name="P15" style:family="paragraph" style:parent-style-name="Style4">
      <style:paragraph-properties fo:margin-top="0.423cm" fo:margin-bottom="0cm" loext:contextual-spacing="false" fo:orphans="2" fo:widows="2"/>
    </style:style>
    <style:style style:name="P16" style:family="paragraph" style:parent-style-name="Style4">
      <style:paragraph-properties fo:margin-top="0.423cm" fo:margin-bottom="0cm" loext:contextual-spacing="false" fo:line-height="0.415cm" fo:orphans="2" fo:widows="2"/>
    </style:style>
    <style:style style:name="P17" style:family="paragraph" style:parent-style-name="Style1">
      <style:paragraph-properties fo:margin-top="0.423cm" fo:margin-bottom="0cm" loext:contextual-spacing="false" fo:line-height="0.423cm" fo:text-align="start" style:justify-single-word="false" fo:orphans="2" fo:widows="2"/>
    </style:style>
    <style:style style:name="P18" style:family="paragraph" style:parent-style-name="Style1">
      <style:paragraph-properties fo:margin-top="0.423cm" fo:margin-bottom="0cm" loext:contextual-spacing="false" fo:line-height="0.423cm" fo:orphans="2" fo:widows="2"/>
    </style:style>
    <style:style style:name="P19" style:family="paragraph" style:parent-style-name="Style1">
      <style:paragraph-properties fo:margin-top="0.018cm" fo:margin-bottom="0cm" loext:contextual-spacing="false" fo:text-align="start" style:justify-single-word="false" fo:orphans="2" fo:widows="2"/>
    </style:style>
    <style:style style:name="P20" style:family="paragraph" style:parent-style-name="Style1">
      <style:paragraph-properties fo:margin-top="0.018cm" fo:margin-bottom="0cm" loext:contextual-spacing="false" fo:orphans="2" fo:widows="2"/>
    </style:style>
    <style:style style:name="P21" style:family="paragraph" style:parent-style-name="Style4">
      <style:paragraph-properties fo:margin-top="0.018cm" fo:margin-bottom="0cm" loext:contextual-spacing="false" fo:line-height="100%" fo:text-align="start" style:justify-single-word="false" fo:orphans="2" fo:widows="2"/>
    </style:style>
    <style:style style:name="P22" style:family="paragraph" style:parent-style-name="Style8">
      <style:paragraph-properties fo:margin-left="0.415cm" fo:margin-right="0cm" fo:margin-top="0.423cm" fo:margin-bottom="0cm" loext:contextual-spacing="false" fo:orphans="2" fo:widows="2" fo:text-indent="0cm" style:auto-text-indent="false">
        <style:tab-stops>
          <style:tab-stop style:position="0.45cm"/>
        </style:tab-stops>
      </style:paragraph-properties>
    </style:style>
    <style:style style:name="P23" style:family="paragraph" style:parent-style-name="Style4">
      <style:paragraph-properties fo:margin-top="0.093cm" fo:margin-bottom="0cm" loext:contextual-spacing="false" fo:line-height="0.847cm" fo:text-align="start" style:justify-single-word="false" fo:orphans="2" fo:widows="2"/>
    </style:style>
    <style:style style:name="P24" style:family="paragraph" style:parent-style-name="Style13">
      <style:paragraph-properties fo:line-height="0.847cm" fo:orphans="2" fo:widows="2"/>
    </style:style>
    <style:style style:name="P25" style:family="paragraph" style:parent-style-name="Standard">
      <style:paragraph-properties fo:orphans="2" fo:widows="2"/>
      <style:text-properties fo:font-size="1pt" style:font-size-asian="1pt" style:font-size-complex="1pt"/>
    </style:style>
    <style:style style:name="P26" style:family="paragraph" style:parent-style-name="Standard">
      <style:paragraph-properties fo:line-height="0.002cm" fo:orphans="2" fo:widows="2"/>
      <style:text-properties fo:font-size="1pt" style:font-size-asian="1pt" style:font-size-complex="1pt"/>
    </style:style>
    <style:style style:name="P27" style:family="paragraph" style:parent-style-name="Style4">
      <style:paragraph-properties fo:margin-top="0.025cm" fo:margin-bottom="0cm" loext:contextual-spacing="false" fo:line-height="100%" fo:orphans="2" fo:widows="2"/>
    </style:style>
    <style:style style:name="P28" style:family="paragraph" style:parent-style-name="Style4">
      <style:paragraph-properties fo:margin-top="0.025cm" fo:margin-bottom="0cm" loext:contextual-spacing="false" fo:line-height="100%" fo:text-align="start" style:justify-single-word="false" fo:orphans="2" fo:widows="2"/>
    </style:style>
    <style:style style:name="P29" style:family="paragraph" style:parent-style-name="Style4">
      <style:paragraph-properties fo:margin-top="0.406cm" fo:margin-bottom="0cm" loext:contextual-spacing="false" fo:line-height="0.432cm" fo:orphans="2" fo:widows="2"/>
    </style:style>
    <style:style style:name="P30" style:family="paragraph" style:parent-style-name="Standard">
      <style:paragraph-properties fo:margin-top="0.254cm" fo:margin-bottom="0cm" loext:contextual-spacing="false" fo:orphans="2" fo:widows="2"/>
    </style:style>
    <style:style style:name="P31" style:family="paragraph" style:parent-style-name="Style15">
      <style:paragraph-properties fo:margin-top="0.254cm" fo:margin-bottom="0cm" loext:contextual-spacing="false" fo:orphans="2" fo:widows="2"/>
    </style:style>
    <style:style style:name="P32" style:family="paragraph" style:parent-style-name="Style1">
      <style:paragraph-properties fo:margin-top="0.305cm" fo:margin-bottom="0cm" loext:contextual-spacing="false" fo:text-align="start" style:justify-single-word="false" fo:orphans="2" fo:widows="2"/>
    </style:style>
    <style:style style:name="P33" style:family="paragraph" style:parent-style-name="Style1">
      <style:paragraph-properties fo:margin-top="0.415cm" fo:margin-bottom="0cm" loext:contextual-spacing="false" fo:line-height="0.423cm" fo:text-align="start" style:justify-single-word="false" fo:orphans="2" fo:widows="2"/>
    </style:style>
    <style:style style:name="P34" style:family="paragraph" style:parent-style-name="Style4">
      <style:paragraph-properties fo:margin-top="0.415cm" fo:margin-bottom="0cm" loext:contextual-spacing="false" fo:line-height="100%" fo:text-align="start" style:justify-single-word="false" fo:orphans="2" fo:widows="2"/>
    </style:style>
    <style:style style:name="P35" style:family="paragraph" style:parent-style-name="Style4">
      <style:paragraph-properties fo:margin-left="2.219cm" fo:margin-right="0cm" fo:margin-top="0.067cm" fo:margin-bottom="0cm" loext:contextual-spacing="false" fo:line-height="100%" fo:text-align="start" style:justify-single-word="false" fo:orphans="2" fo:widows="2" fo:text-indent="0cm" style:auto-text-indent="false"/>
    </style:style>
    <style:style style:name="P36" style:family="paragraph" style:parent-style-name="Style7">
      <style:paragraph-properties fo:orphans="2" fo:widows="2">
        <style:tab-stops>
          <style:tab-stop style:position="2.431cm" style:leader-style="solid" style:leader-text="-"/>
          <style:tab-stop style:position="5.267cm"/>
        </style:tab-stops>
      </style:paragraph-properties>
    </style:style>
    <style:style style:name="P37" style:family="paragraph" style:parent-style-name="Style7">
      <style:paragraph-properties fo:orphans="2" fo:widows="2">
        <style:tab-stops>
          <style:tab-stop style:position="1.542cm"/>
        </style:tab-stops>
      </style:paragraph-properties>
    </style:style>
    <style:style style:name="P38" style:family="paragraph" style:parent-style-name="Style7">
      <style:paragraph-properties fo:orphans="2" fo:widows="2">
        <style:tab-stops>
          <style:tab-stop style:position="3.277cm" style:leader-style="solid" style:leader-text="-"/>
        </style:tab-stops>
      </style:paragraph-properties>
    </style:style>
    <style:style style:name="P39" style:family="paragraph" style:parent-style-name="Style11">
      <style:paragraph-properties fo:margin-left="1.871cm" fo:margin-right="0cm" fo:orphans="2" fo:widows="2" fo:text-indent="0cm" style:auto-text-indent="false"/>
    </style:style>
    <style:style style:name="P40" style:family="paragraph" style:parent-style-name="Style4">
      <style:paragraph-properties fo:margin-top="0.339cm" fo:margin-bottom="0cm" loext:contextual-spacing="false" fo:orphans="2" fo:widows="2"/>
    </style:style>
    <style:style style:name="P41" style:family="paragraph" style:parent-style-name="Style7">
      <style:paragraph-properties fo:margin-left="1.854cm" fo:margin-right="0cm" fo:margin-top="0.33cm" fo:margin-bottom="0cm" loext:contextual-spacing="false" fo:orphans="2" fo:widows="2" fo:text-indent="0cm" style:auto-text-indent="false"/>
    </style:style>
    <style:style style:name="P42" style:family="paragraph" style:parent-style-name="Style7">
      <style:paragraph-properties fo:margin-left="1.693cm" fo:margin-right="0cm" fo:line-height="0.617cm" fo:orphans="2" fo:widows="2" fo:text-indent="0cm" style:auto-text-indent="false"/>
    </style:style>
    <style:style style:name="P43" style:family="paragraph" style:parent-style-name="Style7">
      <style:paragraph-properties fo:margin-left="1.431cm" fo:margin-right="0cm" fo:line-height="0.593cm" fo:orphans="2" fo:widows="2" fo:text-indent="0cm" style:auto-text-indent="false"/>
    </style:style>
    <style:style style:name="P44" style:family="paragraph" style:parent-style-name="Style9">
      <style:paragraph-properties fo:margin-left="1.482cm" fo:margin-right="0cm" fo:margin-top="0.025cm" fo:margin-bottom="0cm" loext:contextual-spacing="false" fo:orphans="2" fo:widows="2" fo:text-indent="0cm" style:auto-text-indent="false"/>
    </style:style>
    <style:style style:name="P45" style:family="paragraph" style:parent-style-name="Style4">
      <style:paragraph-properties fo:margin-top="0.372cm" fo:margin-bottom="0cm" loext:contextual-spacing="false" fo:line-height="0.448cm" fo:orphans="2" fo:widows="2"/>
    </style:style>
    <style:style style:name="P46" style:family="paragraph" style:parent-style-name="Standard">
      <style:paragraph-properties fo:margin-top="1.506cm" fo:margin-bottom="0cm" loext:contextual-spacing="false" fo:line-height="0.423cm" fo:orphans="2" fo:widows="2"/>
    </style:style>
    <style:style style:name="P47" style:family="paragraph" style:parent-style-name="Style7">
      <style:paragraph-properties fo:margin-left="1.304cm" fo:margin-right="0cm" fo:margin-top="0.245cm" fo:margin-bottom="0cm" loext:contextual-spacing="false" fo:orphans="2" fo:widows="2" fo:text-indent="0cm" style:auto-text-indent="false"/>
    </style:style>
    <style:style style:name="P48" style:family="paragraph" style:parent-style-name="Style14">
      <style:paragraph-properties fo:margin-left="1.236cm" fo:margin-right="0cm" fo:line-height="0.423cm" fo:orphans="2" fo:widows="2" fo:text-indent="0cm" style:auto-text-indent="false"/>
      <style:text-properties fo:font-size="10pt" style:font-size-asian="10pt" style:font-size-complex="10pt"/>
    </style:style>
    <style:style style:name="P49" style:family="paragraph" style:parent-style-name="Style14">
      <style:paragraph-properties fo:margin-left="1.236cm" fo:margin-right="0cm" fo:margin-top="0.161cm" fo:margin-bottom="0cm" loext:contextual-spacing="false" fo:orphans="2" fo:widows="2" fo:text-indent="0cm" style:auto-text-indent="false"/>
    </style:style>
    <style:style style:name="P50" style:family="paragraph" style:parent-style-name="Style11">
      <style:paragraph-properties fo:line-height="0.423cm" fo:orphans="2" fo:widows="2"/>
      <style:text-properties fo:font-size="10pt" style:font-size-asian="10pt" style:font-size-complex="10pt"/>
    </style:style>
    <style:style style:name="P51" style:family="paragraph" style:parent-style-name="Style11">
      <style:paragraph-properties fo:line-height="0.321cm" fo:orphans="2" fo:widows="2">
        <style:tab-stops>
          <style:tab-stop style:position="2.092cm" style:leader-style="solid" style:leader-text="-"/>
          <style:tab-stop style:position="4.115cm"/>
        </style:tab-stops>
      </style:paragraph-properties>
    </style:style>
    <style:style style:name="P52" style:family="paragraph" style:parent-style-name="Style11">
      <style:paragraph-properties fo:margin-top="0.381cm" fo:margin-bottom="0cm" loext:contextual-spacing="false" fo:orphans="2" fo:widows="2"/>
    </style:style>
    <style:style style:name="P53" style:family="paragraph" style:parent-style-name="Style9">
      <style:paragraph-properties fo:margin-left="1.33cm" fo:margin-right="0cm" fo:orphans="2" fo:widows="2" fo:text-indent="0cm" style:auto-text-indent="false">
        <style:tab-stops>
          <style:tab-stop style:position="2.843cm"/>
        </style:tab-stops>
      </style:paragraph-properties>
    </style:style>
    <style:style style:name="P54" style:family="paragraph" style:parent-style-name="Style11">
      <style:paragraph-properties fo:margin-left="1.66cm" fo:margin-right="0cm" fo:line-height="0.423cm" fo:orphans="2" fo:widows="2" fo:text-indent="0cm" style:auto-text-indent="false"/>
      <style:text-properties fo:font-size="10pt" style:font-size-asian="10pt" style:font-size-complex="10pt"/>
    </style:style>
    <style:style style:name="P55" style:family="paragraph" style:parent-style-name="Style11">
      <style:paragraph-properties fo:margin-left="1.66cm" fo:margin-right="0cm" fo:margin-top="0.245cm" fo:margin-bottom="0cm" loext:contextual-spacing="false" fo:line-height="0.321cm" fo:orphans="2" fo:widows="2" fo:text-indent="0cm" style:auto-text-indent="false"/>
    </style:style>
    <style:style style:name="P56" style:family="paragraph" style:parent-style-name="Style11">
      <style:paragraph-properties fo:margin-left="1.533cm" fo:margin-right="0cm" fo:line-height="0.321cm" fo:orphans="2" fo:widows="2" fo:text-indent="0cm" style:auto-text-indent="false"/>
    </style:style>
    <style:style style:name="P57" style:family="paragraph" style:parent-style-name="Style4">
      <style:paragraph-properties fo:margin-top="0.076cm" fo:margin-bottom="0cm" loext:contextual-spacing="false" fo:line-height="100%" fo:text-align="start" style:justify-single-word="false" fo:orphans="2" fo:widows="2"/>
    </style:style>
    <style:style style:name="P58" style:family="paragraph" style:parent-style-name="Style4">
      <style:paragraph-properties fo:margin-top="0.347cm" fo:margin-bottom="0cm" loext:contextual-spacing="false" fo:orphans="2" fo:widows="2"/>
    </style:style>
    <style:style style:name="P59" style:family="paragraph" style:parent-style-name="Style4">
      <style:paragraph-properties fo:margin-top="0.399cm" fo:margin-bottom="0cm" loext:contextual-spacing="false" fo:line-height="0.466cm" fo:orphans="2" fo:widows="2"/>
    </style:style>
    <style:style style:name="P60" style:family="paragraph" style:parent-style-name="Standard">
      <style:paragraph-properties fo:orphans="2" fo:widows="2"/>
    </style:style>
    <style:style style:name="P61" style:family="paragraph" style:parent-style-name="Style2" style:master-page-name="Standard">
      <style:paragraph-properties fo:orphans="2" fo:widows="2" style:page-number="auto"/>
    </style:style>
    <style:style style:name="P62" style:family="paragraph" style:parent-style-name="Style2">
      <style:paragraph-properties fo:margin-top="0.067cm" fo:margin-bottom="0cm" loext:contextual-spacing="false" fo:orphans="2" fo:widows="2"/>
      <style:text-properties officeooo:paragraph-rsid="00028918"/>
    </style:style>
    <style:style style:name="P63" style:family="paragraph" style:parent-style-name="Style2">
      <style:text-properties officeooo:paragraph-rsid="00028918"/>
    </style:style>
    <style:style style:name="P64" style:family="paragraph" style:parent-style-name="Style1">
      <style:paragraph-properties fo:margin-top="0.085cm" fo:margin-bottom="0cm" loext:contextual-spacing="false" fo:text-align="start" style:justify-single-word="false" fo:orphans="2" fo:widows="2"/>
    </style:style>
    <style:style style:name="P65" style:family="paragraph" style:parent-style-name="Style4" style:master-page-name="Convert_20_1">
      <style:paragraph-properties fo:orphans="2" fo:widows="2" style:page-number="auto"/>
    </style:style>
    <style:style style:name="P66" style:family="paragraph" style:parent-style-name="Style4" style:master-page-name="Convert_20_2">
      <style:paragraph-properties fo:orphans="2" fo:widows="2" style:page-number="auto"/>
    </style:style>
    <style:style style:name="P67" style:family="paragraph" style:parent-style-name="Style4" style:master-page-name="Convert_20_3">
      <style:paragraph-properties fo:margin-top="0.109cm" fo:margin-bottom="0cm" loext:contextual-spacing="false" fo:line-height="100%" fo:text-align="start" style:justify-single-word="false" fo:orphans="2" fo:widows="2" style:page-number="auto"/>
    </style:style>
    <style:style style:name="P68" style:family="paragraph" style:parent-style-name="Style4" style:master-page-name="Convert_20_4">
      <style:paragraph-properties fo:line-height="0.847cm" fo:text-align="start" style:justify-single-word="false" fo:orphans="2" fo:widows="2" style:page-number="auto"/>
    </style:style>
    <style:style style:name="P69" style:family="paragraph" style:parent-style-name="Style4" style:master-page-name="Convert_20_5">
      <style:paragraph-properties fo:orphans="2" fo:widows="2" style:page-number="auto"/>
    </style:style>
    <style:style style:name="P70" style:family="paragraph" style:parent-style-name="Style4" style:master-page-name="Convert_20_6">
      <style:paragraph-properties fo:orphans="2" fo:widows="2" style:page-number="auto"/>
    </style:style>
    <style:style style:name="P71" style:family="paragraph" style:parent-style-name="Style4">
      <style:paragraph-properties fo:margin-top="0.314cm" fo:margin-bottom="0cm" loext:contextual-spacing="false" fo:orphans="2" fo:widows="2"/>
      <style:text-properties officeooo:paragraph-rsid="0003a0b6"/>
    </style:style>
    <style:style style:name="P72" style:family="paragraph" style:parent-style-name="Style4">
      <style:paragraph-properties fo:margin-top="0.314cm" fo:margin-bottom="0cm" loext:contextual-spacing="false" fo:orphans="2" fo:widows="2"/>
      <style:text-properties officeooo:paragraph-rsid="00080d38"/>
    </style:style>
    <style:style style:name="P73" style:family="paragraph" style:parent-style-name="Style4">
      <style:paragraph-properties fo:margin-top="0.314cm" fo:margin-bottom="0cm" loext:contextual-spacing="false" fo:orphans="2" fo:widows="2"/>
      <style:text-properties officeooo:paragraph-rsid="000b2e5d"/>
    </style:style>
    <style:style style:name="P74" style:family="paragraph" style:parent-style-name="Style4">
      <style:paragraph-properties fo:margin-top="0.314cm" fo:margin-bottom="0cm" loext:contextual-spacing="false" fo:orphans="2" fo:widows="2"/>
      <style:text-properties fo:font-size="11pt" officeooo:paragraph-rsid="000cf092" style:font-size-asian="11pt" style:font-size-complex="11pt"/>
    </style:style>
    <style:style style:name="P75" style:family="paragraph" style:parent-style-name="Style4">
      <style:paragraph-properties fo:orphans="2" fo:widows="2"/>
      <style:text-properties fo:font-size="11pt" style:font-size-asian="11pt" style:font-size-complex="11pt"/>
    </style:style>
    <style:style style:name="P76" style:family="paragraph" style:parent-style-name="Style4">
      <style:paragraph-properties fo:margin-left="0cm" fo:margin-right="2.54cm" fo:margin-top="0.314cm" fo:margin-bottom="0cm" loext:contextual-spacing="false" fo:text-align="start" style:justify-single-word="false" fo:orphans="2" fo:widows="2" fo:text-indent="0cm" style:auto-text-indent="false"/>
      <style:text-properties fo:font-size="10pt" officeooo:paragraph-rsid="000cf092" style:font-size-asian="10pt" style:font-size-complex="10pt"/>
    </style:style>
    <style:style style:name="P77" style:family="paragraph" style:parent-style-name="Style4" style:master-page-name="">
      <style:paragraph-properties fo:margin-left="0cm" fo:margin-right="0cm" fo:margin-top="0.034cm" fo:margin-bottom="0cm" loext:contextual-spacing="false" fo:line-height="0.474cm" fo:text-align="start" style:justify-single-word="false" fo:orphans="2" fo:widows="2" fo:text-indent="0cm" style:auto-text-indent="false" style:page-number="auto" style:text-autospace="none" style:writing-mode="lr-tb"/>
      <style:text-properties officeooo:paragraph-rsid="0003bd8e"/>
    </style:style>
    <style:style style:name="P78" style:family="paragraph" style:parent-style-name="Style4">
      <style:paragraph-properties fo:margin-top="0.136cm" fo:margin-bottom="0cm" loext:contextual-spacing="false" fo:line-height="0.415cm" fo:orphans="2" fo:widows="2"/>
      <style:text-properties officeooo:paragraph-rsid="0007221e"/>
    </style:style>
    <style:style style:name="P79" style:family="paragraph" style:parent-style-name="Style4">
      <style:paragraph-properties fo:margin-top="0.136cm" fo:margin-bottom="0cm" loext:contextual-spacing="false" fo:line-height="0.415cm" fo:orphans="2" fo:widows="2"/>
      <style:text-properties officeooo:paragraph-rsid="00080d38"/>
    </style:style>
    <style:style style:name="P80" style:family="paragraph" style:parent-style-name="Style5">
      <style:paragraph-properties fo:margin-top="0.067cm" fo:margin-bottom="0cm" loext:contextual-spacing="false" fo:line-height="100%" fo:orphans="2" fo:widows="2">
        <style:tab-stops>
          <style:tab-stop style:position="0.187cm"/>
        </style:tab-stops>
      </style:paragraph-properties>
    </style:style>
    <style:style style:name="P81" style:family="paragraph" style:parent-style-name="Style5" style:master-page-name="">
      <style:paragraph-properties fo:margin-left="0cm" fo:margin-right="2cm" fo:margin-top="0.009cm" fo:margin-bottom="0cm" loext:contextual-spacing="false" fo:line-height="0.441cm" fo:orphans="2" fo:widows="2" fo:text-indent="0cm" style:auto-text-indent="false" style:page-number="auto" style:text-autospace="none" style:writing-mode="lr-tb">
        <style:tab-stops>
          <style:tab-stop style:position="0.187cm"/>
        </style:tab-stops>
      </style:paragraph-properties>
    </style:style>
    <style:style style:name="P82" style:family="paragraph" style:parent-style-name="Style5" style:master-page-name="">
      <style:paragraph-properties fo:margin-left="0cm" fo:margin-right="2cm" fo:margin-top="0.009cm" fo:margin-bottom="0cm" loext:contextual-spacing="false" fo:line-height="0.441cm" fo:orphans="2" fo:widows="2" fo:text-indent="0cm" style:auto-text-indent="false" style:page-number="auto" style:text-autospace="none" style:writing-mode="lr-tb">
        <style:tab-stops>
          <style:tab-stop style:position="0.187cm"/>
        </style:tab-stops>
      </style:paragraph-properties>
      <style:text-properties officeooo:paragraph-rsid="00028918"/>
    </style:style>
    <style:style style:name="P83" style:family="paragraph" style:parent-style-name="Style8" style:list-style-name="L1">
      <style:paragraph-properties fo:margin-left="0.399cm" fo:margin-right="0cm" fo:margin-top="0.423cm" fo:margin-bottom="0cm" loext:contextual-spacing="false" fo:orphans="2" fo:widows="2" fo:text-indent="0cm" style:auto-text-indent="false">
        <style:tab-stops>
          <style:tab-stop style:position="0.303cm"/>
        </style:tab-stops>
      </style:paragraph-properties>
    </style:style>
    <style:style style:name="P84" style:family="paragraph" style:parent-style-name="Style8" style:list-style-name="L2">
      <style:paragraph-properties fo:margin-left="0.415cm" fo:margin-right="0cm" fo:margin-top="0.441cm" fo:margin-bottom="0cm" loext:contextual-spacing="false" fo:line-height="100%" fo:text-align="start" style:justify-single-word="false" fo:orphans="2" fo:widows="2" fo:text-indent="0cm" style:auto-text-indent="false">
        <style:tab-stops>
          <style:tab-stop style:position="0.296cm"/>
        </style:tab-stops>
      </style:paragraph-properties>
    </style:style>
    <style:style style:name="P85" style:family="paragraph" style:parent-style-name="Style8" style:list-style-name="L2">
      <style:paragraph-properties fo:margin-left="0.415cm" fo:margin-right="0cm" fo:margin-top="0.432cm" fo:margin-bottom="0cm" loext:contextual-spacing="false" fo:line-height="0.415cm" fo:orphans="2" fo:widows="2" fo:text-indent="0cm" style:auto-text-indent="false">
        <style:tab-stops>
          <style:tab-stop style:position="0.296cm"/>
        </style:tab-stops>
      </style:paragraph-properties>
    </style:style>
    <style:style style:name="P86" style:family="paragraph" style:parent-style-name="Style8" style:list-style-name="L2">
      <style:paragraph-properties fo:margin-left="0.406cm" fo:margin-right="0cm" fo:margin-top="0.33cm" fo:margin-bottom="0cm" loext:contextual-spacing="false" fo:orphans="2" fo:widows="2" fo:text-indent="0cm" style:auto-text-indent="false">
        <style:tab-stops>
          <style:tab-stop style:position="0.296cm"/>
        </style:tab-stops>
      </style:paragraph-properties>
    </style:style>
    <style:style style:name="P87" style:family="paragraph" style:parent-style-name="Style8" style:list-style-name="L2">
      <style:paragraph-properties fo:margin-left="0.406cm" fo:margin-right="0cm" fo:margin-top="0.441cm" fo:margin-bottom="0cm" loext:contextual-spacing="false" fo:line-height="100%" fo:text-align="start" style:justify-single-word="false" fo:orphans="2" fo:widows="2" fo:text-indent="0cm" style:auto-text-indent="false">
        <style:tab-stops>
          <style:tab-stop style:position="0.296cm"/>
        </style:tab-stops>
      </style:paragraph-properties>
    </style:style>
    <style:style style:name="P88" style:family="paragraph" style:parent-style-name="Style8" style:list-style-name="L4">
      <style:paragraph-properties fo:margin-left="0.406cm" fo:margin-right="0cm" fo:margin-top="0.441cm" fo:margin-bottom="0cm" loext:contextual-spacing="false" fo:line-height="100%" fo:text-align="start" style:justify-single-word="false" fo:orphans="2" fo:widows="2" fo:text-indent="0cm" style:auto-text-indent="false">
        <style:tab-stops>
          <style:tab-stop style:position="0.339cm"/>
        </style:tab-stops>
      </style:paragraph-properties>
    </style:style>
    <style:style style:name="P89" style:family="paragraph" style:parent-style-name="Style8" style:list-style-name="L2">
      <style:paragraph-properties fo:margin-left="0.406cm" fo:margin-right="0cm" fo:margin-top="0.423cm" fo:margin-bottom="0cm" loext:contextual-spacing="false" fo:orphans="2" fo:widows="2" fo:text-indent="0cm" style:auto-text-indent="false">
        <style:tab-stops>
          <style:tab-stop style:position="0.296cm"/>
        </style:tab-stops>
      </style:paragraph-properties>
    </style:style>
    <style:style style:name="P90" style:family="paragraph" style:parent-style-name="Style8" style:list-style-name="L3">
      <style:paragraph-properties fo:margin-left="0.406cm" fo:margin-right="0cm" fo:margin-top="0.423cm" fo:margin-bottom="0cm" loext:contextual-spacing="false" fo:orphans="2" fo:widows="2" fo:text-indent="0cm" style:auto-text-indent="false">
        <style:tab-stops>
          <style:tab-stop style:position="0.407cm"/>
        </style:tab-stops>
      </style:paragraph-properties>
    </style:style>
    <style:style style:name="P91" style:family="paragraph" style:parent-style-name="Style8" style:list-style-name="L4">
      <style:paragraph-properties fo:margin-left="0.406cm" fo:margin-right="0cm" fo:margin-top="0.423cm" fo:margin-bottom="0cm" loext:contextual-spacing="false" fo:orphans="2" fo:widows="2" fo:text-indent="0cm" style:auto-text-indent="false">
        <style:tab-stops>
          <style:tab-stop style:position="0.339cm"/>
        </style:tab-stops>
      </style:paragraph-properties>
    </style:style>
    <style:style style:name="P92" style:family="paragraph" style:parent-style-name="Style8" style:list-style-name="L4">
      <style:paragraph-properties fo:margin-left="0.406cm" fo:margin-right="0cm" fo:margin-top="0.432cm" fo:margin-bottom="0cm" loext:contextual-spacing="false" fo:line-height="0.415cm" fo:orphans="2" fo:widows="2" fo:text-indent="0cm" style:auto-text-indent="false">
        <style:tab-stops>
          <style:tab-stop style:position="0.339cm"/>
        </style:tab-stops>
      </style:paragraph-properties>
    </style:style>
    <style:style style:name="T1" style:family="text">
      <style:text-properties style:text-position="super 58%"/>
    </style:style>
    <style:style style:name="T2" style:family="text">
      <style:text-properties style:text-position="super 58%" fo:letter-spacing="0.035cm"/>
    </style:style>
    <style:style style:name="T3" style:family="text">
      <style:text-properties style:text-position="super 58%" officeooo:rsid="00028918"/>
    </style:style>
    <style:style style:name="T4" style:family="text">
      <style:text-properties fo:language="en" fo:country="US"/>
    </style:style>
    <style:style style:name="T5" style:family="text">
      <style:text-properties fo:language="en" fo:country="US" style:language-asian="en" style:country-asian="US"/>
    </style:style>
    <style:style style:name="T6" style:family="text">
      <style:text-properties fo:language="en" fo:country="US" officeooo:rsid="0007221e" style:language-asian="en" style:country-asian="US"/>
    </style:style>
    <style:style style:name="T7" style:family="text">
      <style:text-properties fo:language="en" fo:country="US" officeooo:rsid="0003a0b6" style:language-asian="en" style:country-asian="US"/>
    </style:style>
    <style:style style:name="T8" style:family="text">
      <style:text-properties fo:language="en" fo:country="US" fo:font-weight="normal" officeooo:rsid="0003a0b6" style:language-asian="en" style:country-asian="US" style:font-weight-asian="normal" style:font-weight-complex="normal"/>
    </style:style>
    <style:style style:name="T9" style:family="text">
      <style:text-properties fo:language="en" fo:country="US" fo:font-weight="normal" officeooo:rsid="0007221e" style:language-asian="en" style:country-asian="US" style:font-weight-asian="normal" style:font-weight-complex="normal"/>
    </style:style>
    <style:style style:name="T10" style:family="text">
      <style:text-properties fo:language="en" fo:country="US" fo:font-weight="normal" officeooo:rsid="00080d38" style:language-asian="en" style:country-asian="US" style:font-weight-asian="normal" style:font-weight-complex="normal"/>
    </style:style>
    <style:style style:name="T11" style:family="text">
      <style:text-properties style:language-asian="en" style:country-asian="US"/>
    </style:style>
    <style:style style:name="T12" style:family="text">
      <style:text-properties fo:language="it" fo:country="IT"/>
    </style:style>
    <style:style style:name="T13" style:family="text">
      <style:text-properties style:text-position="sub 58%"/>
    </style:style>
    <style:style style:name="T14" style:family="text">
      <style:text-properties style:text-position="-8% 100%"/>
    </style:style>
    <style:style style:name="T15" style:family="text">
      <style:text-properties style:text-position="-8% 100%" fo:letter-spacing="normal"/>
    </style:style>
    <style:style style:name="T16" style:family="text">
      <style:text-properties style:text-position="-12% 100%"/>
    </style:style>
    <style:style style:name="T17" style:family="text">
      <style:text-properties fo:font-size="10pt" style:font-size-asian="10pt" style:font-size-complex="10pt"/>
    </style:style>
    <style:style style:name="T18" style:family="text">
      <style:text-properties fo:font-size="10pt" officeooo:rsid="000cf092" style:font-size-asian="10pt" style:font-size-complex="10pt"/>
    </style:style>
    <style:style style:name="T19" style:family="text">
      <style:text-properties fo:letter-spacing="0.035cm"/>
    </style:style>
    <style:style style:name="T20" style:family="text">
      <style:text-properties fo:language="fr" fo:country="FR"/>
    </style:style>
    <style:style style:name="T21" style:family="text">
      <style:text-properties fo:letter-spacing="-0.035cm" fo:language="fr" fo:country="FR"/>
    </style:style>
    <style:style style:name="T22" style:family="text">
      <style:text-properties fo:language="de" fo:country="DE"/>
    </style:style>
    <style:style style:name="T23" style:family="text">
      <style:text-properties officeooo:rsid="00028918"/>
    </style:style>
    <style:style style:name="T24" style:family="text">
      <style:text-properties style:text-position="0% 100%"/>
    </style:style>
    <style:style style:name="T25" style:family="text">
      <style:text-properties style:text-position="0% 100%" officeooo:rsid="00028918"/>
    </style:style>
    <style:style style:name="T26" style:family="text">
      <style:text-properties fo:font-weight="normal" officeooo:rsid="0003a0b6" style:font-weight-asian="normal" style:font-weight-complex="normal"/>
    </style:style>
    <style:style style:name="T27" style:family="text">
      <style:text-properties fo:font-weight="normal" officeooo:rsid="0003bd8e" style:font-weight-asian="normal" style:font-weight-complex="normal"/>
    </style:style>
    <style:style style:name="T28" style:family="text">
      <style:text-properties fo:font-weight="normal" officeooo:rsid="0005a329" style:font-weight-asian="normal" style:font-weight-complex="normal"/>
    </style:style>
    <style:style style:name="T29" style:family="text">
      <style:text-properties fo:font-weight="normal" officeooo:rsid="0007221e" style:font-weight-asian="normal" style:font-weight-complex="normal"/>
    </style:style>
    <style:style style:name="T30" style:family="text">
      <style:text-properties fo:font-weight="normal" officeooo:rsid="00080d38" style:font-weight-asian="normal" style:font-weight-complex="normal"/>
    </style:style>
    <style:style style:name="T31" style:family="text">
      <style:text-properties fo:font-weight="normal" officeooo:rsid="000b2e5d" style:font-weight-asian="normal" style:font-weight-complex="normal"/>
    </style:style>
    <style:style style:name="T32" style:family="text">
      <style:text-properties fo:font-weight="normal" officeooo:rsid="000cf092" style:font-weight-asian="normal" style:font-weight-complex="normal"/>
    </style:style>
    <style:style style:name="T33" style:family="text">
      <style:text-properties officeooo:rsid="0003a0b6"/>
    </style:style>
    <style:style style:name="T34" style:family="text">
      <style:text-properties officeooo:rsid="000cf092"/>
    </style:style>
    <style:style style:name="T35" style:family="text">
      <style:text-properties fo:font-size="11pt" officeooo:rsid="0003a0b6" style:font-size-asian="11pt" style:font-size-complex="11pt"/>
    </style:style>
    <style:style style:name="T36" style:family="text">
      <style:text-properties fo:font-size="11pt" fo:font-weight="normal" officeooo:rsid="0003a0b6" style:font-size-asian="11pt" style:font-weight-asian="normal" style:font-size-complex="11pt" style:font-weight-complex="normal"/>
    </style:style>
    <style:style style:name="T37" style:family="text">
      <style:text-properties fo:font-size="11pt" fo:font-weight="normal" officeooo:rsid="0003bd8e" style:font-size-asian="11pt" style:font-weight-asian="normal" style:font-size-complex="11pt" style:font-weight-complex="normal"/>
    </style:style>
    <style:style style:name="T38" style:family="text">
      <style:text-properties fo:font-size="11pt" fo:font-weight="normal" officeooo:rsid="0005a329" style:font-size-asian="11pt" style:font-weight-asian="normal" style:font-size-complex="11pt" style:font-weight-complex="normal"/>
    </style:style>
    <style:style style:name="T39" style:family="text">
      <style:text-properties fo:font-size="11pt" fo:font-weight="normal" officeooo:rsid="000b2e5d" style:font-size-asian="11pt" style:font-weight-asian="normal" style:font-size-complex="11pt" style:font-weight-complex="normal"/>
    </style:style>
    <style:style style:name="T40" style:family="text">
      <style:text-properties fo:font-size="11pt" fo:font-weight="normal" officeooo:rsid="0007221e" style:font-size-asian="11pt" style:font-weight-asian="normal" style:font-size-complex="11pt" style:font-weight-complex="normal"/>
    </style:style>
    <style:style style:name="T41" style:family="text">
      <style:text-properties fo:font-size="11pt" fo:font-weight="normal" officeooo:rsid="000cf092" style:font-size-asian="11pt" style:font-weight-asian="normal" style:font-size-complex="11pt" style:font-weight-complex="normal"/>
    </style:style>
    <style:style style:name="T42" style:family="text">
      <style:text-properties fo:font-size="11pt" fo:font-weight="normal" officeooo:rsid="00080d38" style:font-size-asian="11pt" style:font-weight-asian="normal" style:font-size-complex="11pt" style:font-weight-complex="normal"/>
    </style:style>
    <style:style style:name="T43" style:family="text">
      <style:text-properties fo:font-size="11pt" fo:language="en" fo:country="US" style:font-size-asian="11pt" style:language-asian="en" style:country-asian="US" style:font-size-complex="11pt"/>
    </style:style>
    <style:style style:name="T44" style:family="text">
      <style:text-properties fo:font-size="11pt" fo:language="en" fo:country="US" officeooo:rsid="0007221e" style:font-size-asian="11pt" style:language-asian="en" style:country-asian="US" style:font-size-complex="11pt"/>
    </style:style>
    <style:style style:name="T45" style:family="text">
      <style:text-properties fo:font-size="11pt" fo:language="en" fo:country="US" officeooo:rsid="0003a0b6" style:font-size-asian="11pt" style:language-asian="en" style:country-asian="US" style:font-size-complex="11pt"/>
    </style:style>
    <style:style style:name="T46" style:family="text">
      <style:text-properties fo:font-size="11pt" fo:language="en" fo:country="US" fo:font-weight="normal" officeooo:rsid="0007221e" style:font-size-asian="11pt" style:language-asian="en" style:country-asian="US" style:font-weight-asian="normal" style:font-size-complex="11pt" style:font-weight-complex="normal"/>
    </style:style>
    <style:style style:name="T47" style:family="text">
      <style:text-properties fo:font-size="11pt" fo:language="en" fo:country="US" fo:font-weight="normal" officeooo:rsid="0003a0b6" style:font-size-asian="11pt" style:language-asian="en" style:country-asian="US" style:font-weight-asian="normal" style:font-size-complex="11pt" style:font-weight-complex="normal"/>
    </style:style>
    <style:style style:name="T48" style:family="text">
      <style:text-properties fo:font-size="11pt" fo:language="en" fo:country="US" fo:font-weight="normal" officeooo:rsid="00080d38" style:font-size-asian="11pt" style:language-asian="en" style:country-asian="US" style:font-weight-asian="normal" style:font-size-complex="11pt" style:font-weight-complex="normal"/>
    </style:style>
    <text:list-style style:name="L1" text:consecutive-numbering="true">
      <text:list-level-style-bullet text:level="1" text:style-name="WW8NumSt1z0" text:bullet-char="•">
        <style:list-level-properties/>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consecutive-numbering="true">
      <text:list-level-style-bullet text:level="1" text:style-name="WW8NumSt2z0" text:bullet-char="•">
        <style:list-level-properties/>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consecutive-numbering="true">
      <text:list-level-style-bullet text:level="1" text:style-name="WW8NumSt3z0" text:bullet-char="•">
        <style:list-level-properties/>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consecutive-numbering="true">
      <text:list-level-style-bullet text:level="1" text:style-name="WW8NumSt4z0" text:bullet-char="•">
        <style:list-level-properties/>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Font_20_Style17"><text:span text:style-name="T23">PisiLinux Yeni Paket Derleme Sistemi : </text:span></text:span></text:p>
      <text:p text:style-name="P62"><text:span text:style-name="Font_20_Style17"><text:span text:style-name="T23">Tersine Bulut</text:span></text:span></text:p>
      <text:p text:style-name="P63"><text:span text:style-name="Font_20_Style18"><text:span text:style-name="T23">İlker Mustafa Manap</text:span></text:span><text:span text:style-name="Font_20_Style18"><text:span text:style-name="T1">1</text:span></text:span><text:span text:style-name="Font_20_Style18">, </text:span><text:span text:style-name="Font_20_Style18"><text:span text:style-name="T23">Muhammet Dilmaç</text:span></text:span><text:span text:style-name="Font_20_Style18"><text:span text:style-name="T1">2</text:span></text:span><text:span text:style-name="Font_20_Style18"><text:span text:style-name="T24">, </text:span></text:span><text:span text:style-name="Font_20_Style18"><text:span text:style-name="T25">Ertuğrul Erata</text:span></text:span><text:span text:style-name="Font_20_Style18"><text:span text:style-name="T3">3</text:span></text:span></text:p>
      <text:p text:style-name="P80"><text:span text:style-name="Font_20_Style20"><text:span text:style-name="T1">1</text:span></text:span><text:span text:style-name="Font_20_Style20"><text:tab/></text:span><text:span text:style-name="Font_20_Style20"><text:span text:style-name="T23">PDC – Yüksek Başarımlı Hesaplama Merkezi, Kraliyet Teknik Üniversitesi, Stokholm, </text:span></text:span><text:a xlink:type="simple" xlink:href="mailto:manap@kth.se" text:style-name="Internet_20_link" text:visited-style-name="Visited_20_Internet_20_Link"><text:span text:style-name="Font_20_Style20"><text:span text:style-name="T23">manap@kth.se</text:span></text:span></text:a></text:p>
      <text:p text:style-name="P81"><text:span text:style-name="Font_20_Style20"><text:span text:style-name="T1">2</text:span></text:span><text:span text:style-name="Font_20_Style20"><text:tab/></text:span><text:span text:style-name="Font_20_Style20"><text:span text:style-name="T23">Karabük Üniversitesi, Bilgisayar Mühendisliği,Karabük, </text:span></text:span><text:a xlink:type="simple" xlink:href="mailto:iletisim@muhammetdilmac.com.tr" text:style-name="Internet_20_link" text:visited-style-name="Visited_20_Internet_20_Link"><text:span text:style-name="Font_20_Style20"><text:span text:style-name="T23">iletisim@muhammetdilmac.com.tr</text:span></text:span></text:a></text:p>
      <text:p text:style-name="P82"><text:span text:style-name="Font_20_Style20"><text:span text:style-name="T3">3</text:span></text:span><text:span text:style-name="Font_20_Style20"><text:tab/></text:span><text:span text:style-name="Font_20_Style20"><text:span text:style-name="T23">Orman Genel Müdürlüğü, Bursa, </text:span></text:span><text:a xlink:type="simple" xlink:href="mailto:ertugrulerata@gmail.com" text:style-name="Internet_20_link" text:visited-style-name="Visited_20_Internet_20_Link"><text:span text:style-name="Font_20_Style20"><text:span text:style-name="T23">ertugrulerata@gmail.com</text:span></text:span></text:a></text:p>
      <text:p text:style-name="P71"><text:span text:style-name="Font_20_Style18">Özet: </text:span><text:span text:style-name="Font_20_Style18"><text:span text:style-name="T36">Hemen hemen bütün linux dağıtımlarında bir paket yönetim sistemi bulunmaktadır. Pisilinux dağıtımı, pisi paket yönetim sistemini kullanmaktadır. </text:span></text:span><text:span text:style-name="Font_20_Style32"><text:span text:style-name="T36">1.2 sürümü ve öncesinde kullanılan paket oluşturma yöntemlerinde tespit edilen sorunların giderilmesi için, geliştirici grup içerisinde karar alınarak yeni bir yapılanmaya gidilmiştir. Sorunlarımızdan önemli birkaçı, paket geliştiricilerin kendi masaüstü sistemlerinde derleme yaparak pisi paketi oluşturmaları, ana pisi paketi derleme sistemi için çok fazla kaynak gereksinimi olması, herhangi bir <text:s/>pisi paketinin derlenebilmesi için o kaynak kod ile ilgisi olmayan pek çok geliştirme pisi paketinin de sisteme kurulmasının zorunlu olması. <text:s/></text:span></text:span></text:p>
      <text:p text:style-name="P71"><text:span text:style-name="Font_20_Style32"><text:span text:style-name="T36">Pisilinux dağıtımı herhangi bir parasal ve kurumsal desteğe sahip olmadığı için, bütün servislerimiz sponsorların bağışladığı servisler üzerinde çalışmaktadır. Bu nedenle, çok kaynak gerektiren eski pisi paketi derleme sistemini terk etmemiz gerekmektedir. </text:span></text:span><text:span text:style-name="Font_20_Style32"><text:span text:style-name="T37">Ayrıca pisi paketleri arasında bulunan bağımlılıkların düzgün tespiti, yeni derlenecek ya da sürüm yükseltilecek paketlerin sisteme tam uyum sağlayabilmesi açısından da zorunludur. Az kaynakla ve gönüllülük esasına göre çalışan Pisilinux geliştirici grubunun verimliliğini artırmak için, sürekli entegrasyon sağlayan yeni bir yapı geliştirdik. Bu yapıda, halihazırda github.com sitesinde tutulan Pisilinux paket tanımlarının üzerinde değişiklik yapıldığı anda bir derleme kuyruğuna alınmasını sağladık. Değişikliklerin bildirilmesi, github sitesinin sağladığı webhook özelliği ile yapıldı. Geliştiricinin github sitesine gönderdiği değişiklik isteği, yazmış olduğumuz web sitesine bildirilmektedir. Gelen bilgi içinde, hangi paketlerin değişikliğe uğradığı tespit edilerek, </text:span></text:span><text:span text:style-name="Font_20_Style32"><text:span text:style-name="T38">ilgili paket adları, </text:span></text:span><text:span text:style-name="Font_20_Style32"><text:span text:style-name="T37">derlenmesi gereken paketler listesine eklenmektedir. Bu aşamadan sonra, gönüllü kullanıcıların bilgisayarında çalışan uygulama, web sitesindeki kuyruktan derlenmesi gereken paket adını ve o <text:s/>paketin hangi konteyner içerisinde derlenmesi gerektiği bilgisini alarak, pisi paketini bir docker konteyneri içinde oluşturmaya çalışmaktadır. </text:span></text:span><text:span text:style-name="Font_20_Style32"><text:span text:style-name="T39">Konteyner içinde çalışma, bize temiz bir derleme ortamı sağlamaktadır.</text:span></text:span><text:span text:style-name="Font_20_Style32"><text:span text:style-name="T37"> </text:span></text:span><text:span text:style-name="Font_20_Style32"><text:span text:style-name="T38">Derleme işlemi sonucu oluşan hata ve derleme işlemi çıktıları, eğer başarılı derleme yapılabilmiş ise oluşan pisi paketi, web sitesine gönderilmektedir. Başarısız bir derleme sonucunun, bütün <text:s/>geliştiriciler tarafından görülebilmesi ile, hata bulma ve düzeltme aşamaları hız kazanmıştır. Başarılı derlenen paketler, otomatik olarak test deposuna alı</text:span></text:span><text:span text:style-name="Font_20_Style32"><text:span text:style-name="T40">nm</text:span></text:span><text:span text:style-name="Font_20_Style32"><text:span text:style-name="T38">ak</text:span></text:span><text:span text:style-name="Font_20_Style32"><text:span text:style-name="T40">ta</text:span></text:span><text:span text:style-name="Font_20_Style32"><text:span text:style-name="T38">d</text:span></text:span><text:span text:style-name="Font_20_Style32"><text:span text:style-name="T40">ı</text:span></text:span><text:span text:style-name="Font_20_Style32"><text:span text:style-name="T38">r.</text:span></text:span></text:p>
      <text:p text:style-name="P73"><text:span text:style-name="Font_20_Style32"><text:span text:style-name="T39">Yeni derleme sistemi ile, </text:span></text:span><text:span text:style-name="Font_20_Style32"><text:span text:style-name="T41">temiz bir çalışma ortamında daha az hata ile paketler derlenmektedir. Otomatik yapılabilecek olan testler için çalışmalar devam etmektedir. 2.0 sürümünün paketleri yeni sistem tarafından oluşturulmaktadır. Sürekli entegrasyon ile paket hazırlama işlemindeki aşamaların çoğu otomatik hale getirilmiştir. </text:span></text:span></text:p>
      <text:p text:style-name="P1"/>
      <text:p text:style-name="P77"><text:span text:style-name="Font_20_Style31">Anahtar Sözcükler: </text:span><text:span text:style-name="Font_20_Style32"><text:span text:style-name="T35">Bulut bilişim, sürekli entegrasyon, sanallaştırma, konteyner, linux.</text:span></text:span></text:p>
      <text:p text:style-name="P2"/>
      <text:p text:style-name="P4"/>
      <text:p text:style-name="P4"><text:soft-page-break/><text:span text:style-name="Font_20_Style31"><text:span text:style-name="T44">New Package Compiling System for Pisilinux : Cloud at Users </text:span></text:span></text:p>
      <text:p text:style-name="P75"/>
      <text:p text:style-name="P79"><text:span text:style-name="Font_20_Style31"><text:span text:style-name="T43">Abstract: </text:span></text:span><text:span text:style-name="Font_20_Style31"><text:span text:style-name="T46">Almost all linux distributions makes use of package managers. </text:span></text:span><text:span text:style-name="Font_20_Style18"><text:span text:style-name="T47">Pisilinux </text:span></text:span><text:span text:style-name="Font_20_Style18"><text:span text:style-name="T46">distribution uses pisi package manager. </text:span></text:span><text:span text:style-name="Font_20_Style18"><text:span text:style-name="T48">Developers of pisilinux distribution decided on to provide a new approach to overcome the problems of the process of creating pisi packages on versions 1.2 and before. Some of the problems are, compiling packages on the developers’ desktops, huge processing power requirements for the previous farm application, requirement of the installing development files for almost all packages for each package compilation.</text:span></text:span></text:p>
      <text:p text:style-name="P72"><text:span text:style-name="Font_20_Style32"><text:span text:style-name="T42">Pis</text:span></text:span><text:span text:style-name="Font_20_Style32"><text:span text:style-name="T36">i</text:span></text:span><text:span text:style-name="Font_20_Style32"><text:span text:style-name="T42">linux doesn’t have any funding and every Pisilinux service is provided via sponsorship. This situation forces us to quit the previous compile farm system, which has very high resource requirements.</text:span></text:span><text:span text:style-name="Font_20_Style32"><text:span text:style-name="T36"> </text:span></text:span><text:span text:style-name="Font_20_Style32"><text:span text:style-name="T42">To find the real dependencies are very important for the new and <text:s/>upgraded packages </text:span></text:span><text:span text:style-name="Font_20_Style32"><text:span text:style-name="T39">for a proper installation to the distribution. <text:s/>To increase the productivity of the Pisilinux developers who are working with limited resources, we provide a new system with continuous integration. With this new system, when a developer commits changes for the package compilation recipes to our github repository, modified packages will added to a queue. <text:s/>Github provides webhooks to deliver the details of the commits to a url we provided. The changes made by the developers reported to this web service immediately. From these details, we find out which software packages must be recompiled, and added these packages to the compile queue. After the addition of the packages to the compile queue, the system waits for the volunteers. Volunteer application makes a requests to get a name from the compile queue. In response, volunteer will have the information of which package to compile in which docker container. Then the volunteer will download the docker image, and starts to compile the package in the container. The docker container provides us a clean working environment. The error and compile logs and if the compiles succeeds, the binary pisi package uploaded to web site. With this approach, unsuccessful attempts listed with the error logs to all developers. This speeds up the finding and fixing the errors in packages. Successfully compiled packages are automatically moved to our test repository. <text:s/></text:span></text:span></text:p>
      <text:p text:style-name="P74"><text:span text:style-name="T34">With the new approach, clean compile environment resulted in packages with less errors. We have work in progress for automatic testing of the packages. All packages in version 2.0 compiled in this new system. With the continuous integration, most of the steps are now automatic.</text:span></text:p>
      <text:p text:style-name="P78"><text:span text:style-name="Font_20_Style31"><text:span text:style-name="T44">Keywords</text:span></text:span><text:span text:style-name="Font_20_Style31"><text:span text:style-name="T43">: </text:span></text:span><text:span text:style-name="Font_20_Style31"><text:span text:style-name="T46">Cloud, continuous integration, virtualization, docker, linux</text:span></text:span><text:span text:style-name="Font_20_Style32"><text:span text:style-name="T45">.</text:span></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Index" style:family="paragraph" style:parent-style-name="Standard" style:class="index">
      <style:paragraph-properties text:number-lines="false" text:line-number="0"/>
    </style:style>
    <style:style style:name="Style1" style:family="paragraph" style:parent-style-name="Standard">
      <style:paragraph-properties fo:text-align="justify" style:justify-single-word="false"/>
    </style:style>
    <style:style style:name="Style2" style:family="paragraph" style:parent-style-name="Standard"/>
    <style:style style:name="Style3" style:family="paragraph" style:parent-style-name="Standard"/>
    <style:style style:name="Style4" style:family="paragraph" style:parent-style-name="Standard">
      <style:paragraph-properties fo:line-height="0.423cm" fo:text-align="justify" style:justify-single-word="false"/>
    </style:style>
    <style:style style:name="Style5" style:family="paragraph" style:parent-style-name="Standard">
      <style:paragraph-properties fo:line-height="0.441cm"/>
    </style:style>
    <style:style style:name="Style6" style:family="paragraph" style:parent-style-name="Standard">
      <style:paragraph-properties fo:line-height="0.381cm" fo:text-align="justify" style:justify-single-word="false"/>
    </style:style>
    <style:style style:name="Style7" style:family="paragraph" style:parent-style-name="Standard"/>
    <style:style style:name="Style8" style:family="paragraph" style:parent-style-name="Standard">
      <style:paragraph-properties fo:line-height="0.423cm" fo:text-align="justify" style:justify-single-word="false"/>
    </style:style>
    <style:style style:name="Style9" style:family="paragraph" style:parent-style-name="Standard"/>
    <style:style style:name="Style10" style:family="paragraph" style:parent-style-name="Standard"/>
    <style:style style:name="Style11" style:family="paragraph" style:parent-style-name="Standard"/>
    <style:style style:name="Style12" style:family="paragraph" style:parent-style-name="Standard"/>
    <style:style style:name="Style13" style:family="paragraph" style:parent-style-name="Standard">
      <style:paragraph-properties fo:line-height="0.855cm"/>
    </style:style>
    <style:style style:name="Style14" style:family="paragraph" style:parent-style-name="Standard"/>
    <style:style style:name="Style15"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WW8NumSt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Font_20_Style17" style:display-name="Font Style17"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Font_20_Style18" style:display-name="Font Style18" style:family="text" style:parent-style-name="Default_20_Paragraph_20_Fon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9" style:display-name="Font Style19" style:family="text" style:parent-style-name="Default_20_Paragraph_20_Font">
      <style:text-properties style:font-name="Times New Roman" fo:font-family="'Times New Roman'" style:font-family-generic="roman"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Font_20_Style20" style:display-name="Font Style20" style:family="text" style:parent-style-name="Default_20_Paragraph_20_Fon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21" style:display-name="Font Style21" style:family="text" style:parent-style-name="Default_20_Paragraph_20_Font">
      <style:text-properties style:font-name="Arial" fo:font-family="Arial" style:font-family-generic="swiss" style:font-pitch="variable" fo:font-size="19pt" fo:letter-spacing="0.053cm" style:font-size-asian="19pt" style:font-name-complex="Arial" style:font-family-complex="Arial" style:font-family-generic-complex="swiss" style:font-pitch-complex="variable" style:font-size-complex="19pt"/>
    </style:style>
    <style:style style:name="Font_20_Style22" style:display-name="Font Style22"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23" style:display-name="Font Style23" style:family="text" style:parent-style-name="Default_20_Paragraph_20_Font">
      <style:text-properties style:font-name="Times New Roman" fo:font-family="'Times New Roman'" style:font-family-generic="roman" style:font-pitch="variable" fo:font-size="6pt" fo:font-style="italic" style:font-size-asian="6pt" style:font-style-asian="italic" style:font-name-complex="Times New Roman" style:font-family-complex="'Times New Roman'" style:font-family-generic-complex="roman" style:font-pitch-complex="variable" style:font-size-complex="6pt" style:font-style-complex="italic"/>
    </style:style>
    <style:style style:name="Font_20_Style24" style:display-name="Font Style24" style:family="text" style:parent-style-name="Default_20_Paragraph_20_Font">
      <style:text-properties fo:font-variant="small-caps" style:font-name="Times New Roman" fo:font-family="'Times New Roman'" style:font-family-generic="roman" style:font-pitch="variable" fo:font-size="6pt" fo:font-style="italic" style:font-size-asian="6pt" style:font-style-asian="italic" style:font-name-complex="Times New Roman" style:font-family-complex="'Times New Roman'" style:font-family-generic-complex="roman" style:font-pitch-complex="variable" style:font-size-complex="6pt" style:font-style-complex="italic"/>
    </style:style>
    <style:style style:name="Font_20_Style25" style:display-name="Font Style25"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26" style:display-name="Font Style26" style:family="text" style:parent-style-name="Default_20_Paragraph_20_Font">
      <style:text-properties style:font-name="Arial" fo:font-family="Arial" style:font-family-generic="swiss" style:font-pitch="variable"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Font_20_Style27" style:display-name="Font Style27" style:family="text" style:parent-style-name="Default_20_Paragraph_20_Fon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28" style:display-name="Font Style28" style:family="text" style:parent-style-name="Default_20_Paragraph_20_Font">
      <style:text-properties style:font-name="Times New Roman" fo:font-family="'Times New Roman'" style:font-family-generic="roman" style:font-pitch="variable" fo:font-size="5pt" style:font-size-asian="5pt" style:font-name-complex="Times New Roman" style:font-family-complex="'Times New Roman'" style:font-family-generic-complex="roman" style:font-pitch-complex="variable" style:font-size-complex="5pt"/>
    </style:style>
    <style:style style:name="Font_20_Style29" style:display-name="Font Style29" style:family="text" style:parent-style-name="Default_20_Paragraph_20_Font">
      <style:text-properties fo:font-variant="small-cap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Font_20_Style30" style:display-name="Font Style30" style:family="text" style:parent-style-name="Default_20_Paragraph_20_Font">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Font_20_Style31" style:display-name="Font Style31" style:family="text" style:parent-style-name="Default_20_Paragraph_20_Fon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2" style:display-name="Font Style3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bullet-char="*">
        <style:list-level-properties/>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6.499cm" fo:page-height="23.5cm" style:num-format="1" style:print-orientation="portrait" fo:margin-top="2cm" fo:margin-bottom="0.635cm" fo:margin-left="1.796cm" fo:margin-right="1.259cm" fo:background-color="#ffffff" style:writing-mode="lr-tb" style:layout-grid-color="#c0c0c0" style:layout-grid-lines="3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499cm" fo:page-height="23.5cm" style:num-format="1" style:print-orientation="portrait" fo:margin-top="2cm" fo:margin-bottom="0.635cm" fo:margin-left="1.27cm" fo:margin-right="1.785cm" fo:background-color="#ffffff" style:writing-mode="lr-tb" style:layout-grid-color="#c0c0c0" style:layout-grid-lines="32" style:layout-grid-base-height="0.423cm" style:layout-grid-ruby-height="0.212cm" style:layout-grid-mode="none" style:layout-grid-ruby-below="false" style:layout-grid-print="false" style:layout-grid-display="false" style:footnote-max-height="0cm">
        <style:background-image/>
        <style:columns fo:column-count="2">
          <style:column style:rel-width="3811*" fo:start-indent="0cm" fo:end-indent="0.203cm"/>
          <style:column style:rel-width="3811*" fo:start-indent="0.203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6.499cm" fo:page-height="23.5cm" style:num-format="1" style:print-orientation="portrait" fo:margin-top="2cm" fo:margin-bottom="0.635cm" fo:margin-left="1.803cm" fo:margin-right="1.244cm" fo:background-color="#ffffff" style:writing-mode="lr-tb" style:layout-grid-color="#c0c0c0" style:layout-grid-lines="32" style:layout-grid-base-height="0.423cm" style:layout-grid-ruby-height="0.212cm" style:layout-grid-mode="none" style:layout-grid-ruby-below="false" style:layout-grid-print="false" style:layout-grid-display="false" style:footnote-max-height="0cm">
        <style:background-image/>
        <style:columns fo:column-count="2">
          <style:column style:rel-width="3806*" fo:start-indent="0cm" fo:end-indent="0.203cm"/>
          <style:column style:rel-width="3820*" fo:start-indent="0.203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16.499cm" fo:page-height="23.5cm" style:num-format="1" style:print-orientation="portrait" fo:margin-top="2cm" fo:margin-bottom="0.635cm" fo:margin-left="1.261cm" fo:margin-right="1.794cm" fo:background-color="#ffffff" style:writing-mode="lr-tb" style:layout-grid-color="#c0c0c0" style:layout-grid-lines="32" style:layout-grid-base-height="0.423cm" style:layout-grid-ruby-height="0.212cm" style:layout-grid-mode="none" style:layout-grid-ruby-below="false" style:layout-grid-print="false" style:layout-grid-display="false" style:footnote-max-height="0cm">
        <style:background-image/>
        <style:columns fo:column-count="2">
          <style:column style:rel-width="3813*" fo:start-indent="0cm" fo:end-indent="0.199cm"/>
          <style:column style:rel-width="3809*" fo:start-indent="0.19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16.499cm" fo:page-height="23.5cm" style:num-format="1" style:print-orientation="portrait" fo:margin-top="2cm" fo:margin-bottom="0.635cm" fo:margin-left="1.796cm" fo:margin-right="1.268cm" fo:background-color="#ffffff" style:writing-mode="lr-tb" style:layout-grid-color="#c0c0c0" style:layout-grid-lines="3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6.499cm" fo:page-height="23.5cm" style:num-format="1" style:print-orientation="portrait" fo:margin-top="2cm" fo:margin-bottom="1.27cm" fo:margin-left="1.803cm" fo:margin-right="1.268cm" fo:background-color="#ffffff" style:writing-mode="lr-tb" style:layout-grid-color="#c0c0c0" style:layout-grid-lines="3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2"/>
    <style:master-page style:name="Convert_20_6" style:display-name="Convert 6"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1$Linux_X86_64 LibreOffice_project/430m0$Build-1</meta:generator>
    <dc:title> </dc:title>
    <meta:initial-creator>Erkin Can</meta:initial-creator>
    <meta:creation-date>2009-02-26T17:54:00</meta:creation-date>
    <dc:date>2015-11-10T02:17:30.033027688</dc:date>
    <dc:language>en-US</dc:language>
    <meta:editing-cycles>6</meta:editing-cycles>
    <meta:editing-duration>PT13M37S</meta:editing-duration>
    <meta:document-statistic meta:table-count="0" meta:image-count="0" meta:object-count="0" meta:page-count="2" meta:paragraph-count="15" meta:word-count="794" meta:character-count="5916" meta:non-whitespace-character-count="5123"/>
    <meta:user-defined meta:name="Info 1"/>
    <meta:user-defined meta:name="Info 2"/>
    <meta:user-defined meta:name="Info 3"/>
    <meta:user-defined meta:name="Info 4"/>
    <meta:user-defined meta:name="_DocHome" meta:value-type="string">-358548960</meta:user-defined>
  </office:meta>
</office:document-meta>
</file>